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On_campus_Student_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On_campus_Student_H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4">
            <text:p>8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8">
            <text:p>10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6">
            <text:p>10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475">
            <text:p>10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8">
            <text:p>1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6">
            <text:p>11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7">
            <text:p>17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42">
            <text:p>14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4">
            <text:p>21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On_campus_Student_H" style:display-name="PageStyle_Hate_Crimes_On_campus_Student_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